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Workflow 1: Chemical Informatics Workflow Using HDF5, RDKit, and DeepChem</text:h>
      <text:p text:style-name="Text_20_body">This workflow leverages HDF5 for data storage, RDKit for cheminformatics operations, and DeepChem for predictive modeling in drug discovery research.</text:p>
      <text:h text:style-name="Heading_20_3" text:outline-level="3">1. Setup and Environment Preparation</text:h>
      <text:p text:style-name="Text_20_body">Install the required libraries for chemical informatics and machine learning.</text:p>
      <text:p text:style-name="P1">bash</text:p>
      <text:p text:style-name="Standard">conda create -n chem_informatics python=3.8</text:p>
      <text:p text:style-name="Standard">conda activate chem_informatics</text:p>
      <text:p text:style-name="Standard">conda install -c conda-forge h5py rdkit openbabel</text:p>
      <text:p text:style-name="Standard">pip install deepchem chembl-webresource-client</text:p>
      <text:p text:style-name="Standard"/>
      <text:p text:style-name="Standard">2. Data Storage with HDF5</text:p>
      <text:p text:style-name="Standard"/>
      <text:p text:style-name="Standard">Use HDF5 to store chemical structures and molecular descriptors, making data retrieval efficient for analysis.</text:p>
      <text:p text:style-name="Standard"/>
      <text:p text:style-name="Standard">python</text:p>
      <text:p text:style-name="Standard"/>
      <text:p text:style-name="Standard">import h5py</text:p>
      <text:p text:style-name="Standard">import numpy as np</text:p>
      <text:p text:style-name="Standard">from rdkit import Chem</text:p>
      <text:p text:style-name="Standard">from rdkit.Chem import Descriptors</text:p>
      <text:p text:style-name="Standard"/>
      <text:p text:style-name="Standard"># Create an HDF5 file</text:p>
      <text:p text:style-name="Standard">with h5py.File('chemical_data.h5', 'w') as f:</text:p>
      <text:p text:style-name="Standard"><text:s text:c="4"/># Store molecular weights of sample SMILES strings</text:p>
      <text:p text:style-name="Standard"><text:s text:c="4"/>smiles = ["CCO", "CCN", "CCC"]</text:p>
      <text:p text:style-name="Standard"><text:s text:c="4"/>weights = [Descriptors.MolWt(Chem.MolFromSmiles(s)) for s in smiles]</text:p>
      <text:p text:style-name="Standard"><text:s text:c="4"/>f.create_dataset('mol_weights', data=weights)</text:p>
      <text:p text:style-name="Standard"/>
      <text:p text:style-name="Standard">3. Chemical Structure Processing with RDKit and ChEMBL</text:p>
      <text:p text:style-name="Standard"/>
      <text:p text:style-name="Standard">Query ChEMBL for bioactive compounds targeting specific cancer proteins, then process them with RDKit.</text:p>
      <text:p text:style-name="Standard"/>
      <text:p text:style-name="Standard">python</text:p>
      <text:p text:style-name="Standard"/>
      <text:p text:style-name="Standard">from chembl_webresource_client.new_client import new_client</text:p>
      <text:p text:style-name="Standard"/>
      <text:p text:style-name="Standard">target = new_client.target</text:p>
      <text:p text:style-name="Standard">bioactivity = new_client.activity</text:p>
      <text:p text:style-name="Standard">target_query = target.search('BRAF') <text:s/># Target example for cancer research</text:p>
      <text:p text:style-name="Standard"><text:soft-page-break/>target_id = target_query[0]['target_chembl_id']</text:p>
      <text:p text:style-name="Standard">bioactivities = bioactivity.filter(target_chembl_id=target_id, standard_type="IC50")</text:p>
      <text:p text:style-name="Standard"/>
      <text:p text:style-name="Standard">smiles_list = [entry['canonical_smiles'] for entry in bioactivities if entry['canonical_smiles']]</text:p>
      <text:p text:style-name="Standard">mols = [Chem.MolFromSmiles(smile) for smile in smiles_list if smile]</text:p>
      <text:p text:style-name="Standard"/>
      <text:p text:style-name="Standard">4. Descriptor Calculation Using RDKit</text:p>
      <text:p text:style-name="Standard"/>
      <text:p text:style-name="Standard">Calculate molecular descriptors to serve as features for machine learning models.</text:p>
      <text:p text:style-name="Standard"/>
      <text:p text:style-name="Standard">python</text:p>
      <text:p text:style-name="Standard"/>
      <text:p text:style-name="Standard">from rdkit.Chem import rdMolDescriptors</text:p>
      <text:p text:style-name="Standard"/>
      <text:p text:style-name="Standard">descriptors = [rdMolDescriptors.CalcExactMolWt(Chem.MolFromSmiles(s)) for s in smiles]</text:p>
      <text:p text:style-name="Standard">print("Descriptors:", descriptors)</text:p>
      <text:p text:style-name="Standard"/>
      <text:p text:style-name="Standard">5. Predictive Modeling with DeepChem</text:p>
      <text:p text:style-name="Standard"/>
      <text:p text:style-name="Standard">Load molecular data from HDF5, then use DeepChem to build a predictive model for drug activity.</text:p>
      <text:p text:style-name="Standard"/>
      <text:p text:style-name="Standard">python</text:p>
      <text:p text:style-name="Standard"/>
      <text:p text:style-name="Standard">import deepchem as dc</text:p>
      <text:p text:style-name="Standard"/>
      <text:p text:style-name="Standard">dataset = dc.data.NumpyDataset(X=np.array(descriptors).reshape(-1, 1))</text:p>
      <text:p text:style-name="Standard">model = dc.models.GraphConvModel(n_tasks=1, mode='regression')</text:p>
      <text:p text:style-name="Standard">model.fit(dataset)</text:p>
      <text:p text:style-name="Standard">predictions = model.predict(dataset)</text:p>
      <text:p text:style-name="Standard">print("Predictions:", predictions)</text:p>
      <text:p text:style-name="Standard"/>
      <text:p text:style-name="Standard">Workflow 2: Genomic Informatics Workflow Using Zarr, Biopython, and scikit-allel</text:p>
      <text:p text:style-name="Standard"/>
      <text:p text:style-name="Standard">This workflow uses Zarr for scalable data storage, Biopython for sequence handling, and scikit-allel for variant analysis in genomic research.</text:p>
      <text:p text:style-name="Standard">1. Setup and Environment Preparation</text:p>
      <text:p text:style-name="Standard"/>
      <text:p text:style-name="Standard">Install the necessary libraries for genomic data handling.</text:p>
      <text:p text:style-name="Standard"/>
      <text:p text:style-name="Standard">bash</text:p>
      <text:p text:style-name="Standard"/>
      <text:p text:style-name="Standard">conda create -n genomics_informatics python=3.8</text:p>
      <text:p text:style-name="Standard">conda activate genomics_informatics</text:p>
      <text:p text:style-name="Standard">conda install -c conda-forge zarr biopython scikit-allel</text:p>
      <text:p text:style-name="Standard">git clone https://github.com/compgenomics/TCGA-Assembler-2.git</text:p>
      <text:p text:style-name="Standard"/>
      <text:p text:style-name="Standard">2. Data Storage with Zarr</text:p>
      <text:p text:style-name="Standard"/>
      <text:p text:style-name="Standard"><text:soft-page-break/>Use Zarr for efficient storage of large-scale genomic data, which is compatible with cloud-based systems.</text:p>
      <text:p text:style-name="Standard"/>
      <text:p text:style-name="Standard">python</text:p>
      <text:p text:style-name="Standard"/>
      <text:p text:style-name="Standard">import zarr</text:p>
      <text:p text:style-name="Standard">import numpy as np</text:p>
      <text:p text:style-name="Standard"/>
      <text:p text:style-name="Standard">z = zarr.open('genomic_data.zarr', mode='w', shape=(1000, 1000), chunks=(100, 100))</text:p>
      <text:p text:style-name="Standard">z[:] = np.random.rand(1000, 1000)</text:p>
      <text:p text:style-name="Standard"/>
      <text:p text:style-name="Standard">3. Retrieve Cancer Genomic Data Using TCGA-Assembler 2</text:p>
      <text:p text:style-name="Standard"/>
      <text:p text:style-name="Standard">Use TCGA-Assembler 2 to download and preprocess data from The Cancer Genome Atlas (TCGA) for cancer-specific analysis.</text:p>
      <text:p text:style-name="Standard"/>
      <text:p text:style-name="Standard">bash</text:p>
      <text:p text:style-name="Standard"/>
      <text:p text:style-name="Standard"># Example for lung adenocarcinoma (LUAD)</text:p>
      <text:p text:style-name="Standard">python TCGA-Assembler-2/Module1_DownloadData.py "LUAD"</text:p>
      <text:p text:style-name="Standard"/>
      <text:p text:style-name="Standard">4. Sequence Analysis with Biopython</text:p>
      <text:p text:style-name="Standard"/>
      <text:p text:style-name="Standard">Process and analyze DNA or RNA sequences related to cancer using Biopython.</text:p>
      <text:p text:style-name="Standard"/>
      <text:p text:style-name="Standard">python</text:p>
      <text:p text:style-name="Standard"/>
      <text:p text:style-name="Standard">from Bio import SeqIO</text:p>
      <text:p text:style-name="Standard"/>
      <text:p text:style-name="Standard">for record in SeqIO.parse("cancer_sequences.fasta", "fasta"):</text:p>
      <text:p text:style-name="Standard"><text:s text:c="4"/>print(f"ID: {record.id}")</text:p>
      <text:p text:style-name="Standard"><text:s text:c="4"/>print(f"Sequence: {record.seq}")</text:p>
      <text:p text:style-name="Standard"/>
      <text:p text:style-name="Standard">5. Variant Analysis Using scikit-allel</text:p>
      <text:p text:style-name="Standard"/>
      <text:p text:style-name="Standard">Use scikit-allel to identify and analyze somatic mutations and genetic variations.</text:p>
      <text:p text:style-name="Standard"/>
      <text:p text:style-name="Standard">python</text:p>
      <text:p text:style-name="Standard"/>
      <text:p text:style-name="Standard">import allel</text:p>
      <text:p text:style-name="Standard"/>
      <text:p text:style-name="Standard">callset = allel.read_vcf("cancer_variants.vcf")</text:p>
      <text:p text:style-name="Standard">allele_counts = callset['calldata/GT']</text:p>
      <text:p text:style-name="Standard">freqs = allel.GenotypeArray(allele_counts).to_allele_counts().to_frequencies()</text:p>
      <text:p text:style-name="Standard">print("Allele Frequencies:", freqs)</text:p>
      <text:p text:style-name="Standard"/>
      <text:p text:style-name="Standard"># Filter mutations with high variant frequency</text:p>
      <text:p text:style-name="Standard">high_freq_variants = [variant for variant, freq in zip(callset['variants/ID'], freqs) if freq[1] &gt; 0.5]</text:p>
      <text:p text:style-name="Standard">print("High-frequency variants:", high_freq_variants)</text:p>
      <text:p text:style-name="Standard"><text:soft-page-break/>project_root/<text:line-break/>│<text:line-break/>├── cbio_ml_pl/ <text:s text:c="26"/># Core cbio_ml_pl repository<text:line-break/>│ <text:s text:c="2"/>├── cbioportal_interface/ <text:s text:c="13"/># cBioPortal data retrieval and interface classes<text:line-break/>│ <text:s text:c="2"/>├── ml_preprocessing/ <text:s text:c="17"/># Data preprocessing for ML compatibility<text:line-break/>│ <text:s text:c="2"/>├── tests/ <text:s text:c="28"/># Unit tests for cbio_ml_pl components<text:line-break/>│ <text:s text:c="2"/>├── examples/ <text:s text:c="25"/># Example usage scripts<text:line-break/>│ <text:s text:c="2"/>└── README.md <text:s text:c="25"/># cbio_ml_pl documentation<text:line-break/>│<text:line-break/>├── chemical_informatics/ <text:s text:c="17"/># Chemical informatics workflow<text:line-break/>│ <text:s text:c="2"/>├── data/ <text:s text:c="29"/># Raw and processed chemical data<text:line-break/>│ <text:s text:c="2"/>│ <text:s text:c="2"/>├── chemical_data.h5 <text:s text:c="14"/># HDF5 file storing chemical descriptors<text:line-break/>│ <text:s text:c="2"/>│ <text:s text:c="2"/>└── chembl_data.csv <text:s text:c="15"/># Queried data from ChEMBL<text:line-break/>│ <text:s text:c="2"/>├── notebooks/ <text:s text:c="24"/># Jupyter notebooks for chemical data analysis<text:line-break/>│ <text:s text:c="2"/>│ <text:s text:c="2"/>└── chemical_analysis.ipynb <text:s text:c="7"/># Notebook for cheminformatics workflow<text:line-break/>│ <text:s text:c="2"/>├── scripts/ <text:s text:c="26"/># Scripts for chemical informatics tasks<text:line-break/>│ <text:s text:c="2"/>│ <text:s text:c="2"/>├── fetch_chembl_data.py <text:s text:c="10"/># Script for fetching data from ChEMBL<text:line-break/>│ <text:s text:c="2"/>│ <text:s text:c="2"/>├── rdkit_analysis.py <text:s text:c="13"/># RDKit analysis and descriptor calculations<text:line-break/>│ <text:s text:c="2"/>│ <text:s text:c="2"/>└── deepchem_prediction.py <text:s text:c="8"/># DeepChem model training and prediction<text:line-break/>│ <text:s text:c="2"/>└── README.md <text:s text:c="25"/># Documentation for chemical informatics workflow<text:line-break/>│<text:line-break/>├── genomic_informatics/ <text:s text:c="18"/># Genomic informatics workflow<text:line-break/>│ <text:s text:c="2"/>├── data/ <text:s text:c="29"/># Raw and processed genomic data<text:line-break/>│ <text:s text:c="2"/>│ <text:s text:c="2"/>├── genomic_data.zarr <text:s text:c="13"/># Zarr file storing large genomic data<text:line-break/>│ <text:s text:c="2"/>│ <text:s text:c="2"/>├── cancer_sequences.fasta <text:s text:c="8"/># Cancer-related sequences in FASTA format<text:line-break/>│ <text:s text:c="2"/>│ <text:s text:c="2"/>└── cancer_variants.vcf <text:s text:c="11"/># VCF file for variant data<text:line-break/>│ <text:s text:c="2"/>├── notebooks/ <text:s text:c="24"/># Jupyter notebooks for genomic data analysis<text:line-break/>│ <text:s text:c="2"/>│ <text:s text:c="2"/>└── genomic_analysis.ipynb <text:s text:c="8"/># Notebook for genomic informatics workflow<text:line-break/>│ <text:s text:c="2"/>├── scripts/ <text:s text:c="26"/># Scripts for genomic informatics tasks<text:line-break/>│ <text:s text:c="2"/>│ <text:s text:c="2"/>├── tcga_assembler_integration.py <text:s/># Script for downloading TCGA data<text:line-break/>│ <text:s text:c="2"/>│ <text:s text:c="2"/>├── biopython_sequence_analysis.py # Biopython sequence analysis<text:line-break/>│ <text:s text:c="2"/>│ <text:s text:c="2"/>└── scikit_allel_variant_analysis.py # Variant analysis using scikit-allel<text:line-break/>│ <text:s text:c="2"/>└── README.md <text:s text:c="25"/># Documentation for genomic informatics workflow<text:line-break/>│<text:line-break/>├── config/ <text:s text:c="31"/># Configuration files<text:line-break/>│ <text:s text:c="2"/>├── environment.yml <text:s text:c="19"/># Conda environment file with dependencies<text:line-break/>│ <text:s text:c="2"/>└── settings.yaml <text:s text:c="21"/># Project settings, e.g., API endpoints, directories<text:line-break/>│<text:line-break/>├── results/ <text:s text:c="30"/># Output results from data processing and ML<text:line-break/>│ <text:s text:c="2"/>├── chemical_predictions.csv <text:s text:c="10"/># Predicted bioactivity from DeepChem<text:line-break/>│ <text:s text:c="2"/>└── variant_frequencies.csv <text:s text:c="11"/># High-frequency variants from scikit-allel analysis<text:line-break/>│<text:line-break/>├── logs/ <text:s text:c="33"/># Log files<text:line-break/>│ <text:s text:c="2"/>├── chemical_informatics.log <text:s text:c="10"/># Log for chemical workflow<text:line-break/>│ <text:s text:c="2"/>└── genomic_informatics.log <text:s text:c="11"/># Log for genomic workflow<text:line-break/>│<text:line-break/>├── docs/ <text:s text:c="33"/># Documentation for the overall project<text:line-break/>│ <text:s text:c="2"/>└── project_overview.md <text:s text:c="15"/># High-level project overview and instructions<text:line-break/>│<text:line-break/><text:soft-page-break/>└── README.md <text:s text:c="29"/># Main README with general project overview<text:line-break/></text:p>
      <text:h text:style-name="Heading_20_3" text:outline-level="3">Explanation of Structure:</text:h>
      <text:list text:style-name="L1">
        <text:list-item>
          <text:p text:style-name="P2"><text:span text:style-name="Strong_20_Emphasis"><text:span text:style-name="Source_20_Text">cbio_ml_pl/</text:span></text:span> - Contains the entire <text:span text:style-name="Strong_20_Emphasis">cbio_ml_pl</text:span> repository with its core modules, tests, and documentation.</text:p>
        </text:list-item>
        <text:list-item>
          <text:p text:style-name="P2"><text:span text:style-name="Strong_20_Emphasis"><text:span text:style-name="Source_20_Text">chemical_informatics/</text:span></text:span> and <text:span text:style-name="Strong_20_Emphasis"><text:span text:style-name="Source_20_Text">genomic_informatics/</text:span></text:span> - Each workflow has a dedicated folder with:</text:p>
          <text:list>
            <text:list-item>
              <text:p text:style-name="P3"><text:span text:style-name="Strong_20_Emphasis"><text:span text:style-name="Source_20_Text">data/</text:span></text:span> - For raw and processed datasets, ensuring all data sources are easily accessible.</text:p>
            </text:list-item>
            <text:list-item>
              <text:p text:style-name="P3"><text:span text:style-name="Strong_20_Emphasis"><text:span text:style-name="Source_20_Text">notebooks/</text:span></text:span> - Contains analysis notebooks for detailed documentation and exploration.</text:p>
            </text:list-item>
            <text:list-item>
              <text:p text:style-name="P3"><text:span text:style-name="Strong_20_Emphasis"><text:span text:style-name="Source_20_Text">scripts/</text:span></text:span> - Modular scripts for various steps in the workflow, promoting reusability.</text:p>
            </text:list-item>
          </text:list>
        </text:list-item>
        <text:list-item>
          <text:p text:style-name="P2"><text:span text:style-name="Strong_20_Emphasis"><text:span text:style-name="Source_20_Text">config/</text:span></text:span> - Holds configuration files such as <text:span text:style-name="Source_20_Text">environment.yml</text:span> for dependencies and <text:span text:style-name="Source_20_Text">settings.yaml</text:span> for customizable project settings.</text:p>
        </text:list-item>
        <text:list-item>
          <text:p text:style-name="P2"><text:span text:style-name="Strong_20_Emphasis"><text:span text:style-name="Source_20_Text">results/</text:span></text:span> - Stores the final processed results from each workflow, enabling easy access for reports or further analysis.</text:p>
        </text:list-item>
        <text:list-item>
          <text:p text:style-name="P2"><text:span text:style-name="Strong_20_Emphasis"><text:span text:style-name="Source_20_Text">logs/</text:span></text:span> - Log files to monitor data processing and model performance, aiding in debugging and transparency.</text:p>
        </text:list-item>
        <text:list-item>
          <text:p text:style-name="P2"><text:span text:style-name="Strong_20_Emphasis"><text:span text:style-name="Source_20_Text">docs/</text:span></text:span> - High-level documentation explaining each component’s purpose and instructions for new collaborators or future reference.</text:p>
        </text:list-item>
      </text:list>
      <text:p text:style-name="Standard">Project Structure</text:p>
      <text:p text:style-name="Standard"/>
      <text:p text:style-name="Standard">The code files are organized as per the specified file structure. Each script or notebook performs a designated function within the workflows.</text:p>
      <text:p text:style-name="Standard">Code Implementation</text:p>
      <text:p text:style-name="Standard"/>
      <text:p text:style-name="Standard"><text:s text:c="4"/>Chemical Informatics Workflow: This uses cbio_ml_pl for data handling and integrates HDF5, RDKit, and DeepChem for cheminformatics and machine learning.</text:p>
      <text:p text:style-name="Standard"><text:s text:c="4"/>Genomic Informatics Workflow: This handles large-scale genomic data using cbio_ml_pl, Zarr, Biopython, and scikit-allel.</text:p>
      <text:p text:style-name="Standard"/>
      <text:p text:style-name="Standard">Workflow 1: Chemical Informatics Workflow</text:p>
      <text:p text:style-name="Standard">File: chemical_informatics/scripts/fetch_chembl_data.py</text:p>
      <text:p text:style-name="Standard"/>
      <text:p text:style-name="Standard">python</text:p>
      <text:p text:style-name="Standard"/>
      <text:p text:style-name="Standard"># Script for fetching ChEMBL data</text:p>
      <text:p text:style-name="Standard">from chembl_webresource_client.new_client import new_client</text:p>
      <text:p text:style-name="Standard">import csv</text:p>
      <text:p text:style-name="Standard"/>
      <text:p text:style-name="Standard">def fetch_chembl_data(target_name, output_file):</text:p>
      <text:p text:style-name="Standard"><text:s text:c="4"/>target = new_client.target</text:p>
      <text:p text:style-name="Standard"><text:soft-page-break/><text:s text:c="4"/>bioactivity = new_client.activity</text:p>
      <text:p text:style-name="Standard"><text:s text:c="4"/>target_query = target.search(target_name)</text:p>
      <text:p text:style-name="Standard"><text:s text:c="4"/>target_id = target_query[0]['target_chembl_id']</text:p>
      <text:p text:style-name="Standard"><text:s text:c="4"/>bioactivities = bioactivity.filter(target_chembl_id=target_id, standard_type="IC50")</text:p>
      <text:p text:style-name="Standard"/>
      <text:p text:style-name="Standard"><text:s text:c="4"/>with open(output_file, mode='w', newline='') as file:</text:p>
      <text:p text:style-name="Standard"><text:s text:c="8"/>writer = csv.writer(file)</text:p>
      <text:p text:style-name="Standard"><text:s text:c="8"/>writer.writerow(["SMILES", "IC50"])</text:p>
      <text:p text:style-name="Standard"><text:s text:c="8"/>for entry in bioactivities:</text:p>
      <text:p text:style-name="Standard"><text:s text:c="12"/>if entry['canonical_smiles']:</text:p>
      <text:p text:style-name="Standard"><text:s text:c="16"/>writer.writerow([entry['canonical_smiles'], entry['standard_value']])</text:p>
      <text:p text:style-name="Standard"/>
      <text:p text:style-name="Standard">if __name__ == "__main__":</text:p>
      <text:p text:style-name="Standard"><text:s text:c="4"/>fetch_chembl_data('BRAF', '../data/chembl_data.csv')</text:p>
      <text:p text:style-name="Standard"/>
      <text:p text:style-name="Standard">File: chemical_informatics/scripts/rdkit_analysis.py</text:p>
      <text:p text:style-name="Standard"/>
      <text:p text:style-name="Standard">python</text:p>
      <text:p text:style-name="Standard"/>
      <text:p text:style-name="Standard"># Script for RDKit analysis and descriptor calculations</text:p>
      <text:p text:style-name="Standard">from rdkit import Chem</text:p>
      <text:p text:style-name="Standard">from rdkit.Chem import Descriptors</text:p>
      <text:p text:style-name="Standard">import h5py</text:p>
      <text:p text:style-name="Standard">import csv</text:p>
      <text:p text:style-name="Standard"/>
      <text:p text:style-name="Standard">def calculate_descriptors(input_file, output_hdf5):</text:p>
      <text:p text:style-name="Standard"><text:s text:c="4"/>weights = []</text:p>
      <text:p text:style-name="Standard"><text:s text:c="4"/>with open(input_file, 'r') as file:</text:p>
      <text:p text:style-name="Standard"><text:s text:c="8"/>reader = csv.reader(file)</text:p>
      <text:p text:style-name="Standard"><text:s text:c="8"/>next(reader) <text:s/># Skip header</text:p>
      <text:p text:style-name="Standard"><text:s text:c="8"/>for row in reader:</text:p>
      <text:p text:style-name="Standard"><text:s text:c="12"/>mol = Chem.MolFromSmiles(row[0])</text:p>
      <text:p text:style-name="Standard"><text:s text:c="12"/>if mol:</text:p>
      <text:p text:style-name="Standard"><text:s text:c="16"/>weights.append(Descriptors.MolWt(mol))</text:p>
      <text:p text:style-name="Standard"/>
      <text:p text:style-name="Standard"><text:s text:c="4"/>with h5py.File(output_hdf5, 'w') as f:</text:p>
      <text:p text:style-name="Standard"><text:s text:c="8"/>f.create_dataset('mol_weights', data=weights)</text:p>
      <text:p text:style-name="Standard"/>
      <text:p text:style-name="Standard">if __name__ == "__main__":</text:p>
      <text:p text:style-name="Standard"><text:s text:c="4"/>calculate_descriptors('../data/chembl_data.csv', '../data/chemical_data.h5')</text:p>
      <text:p text:style-name="Standard"/>
      <text:p text:style-name="Standard">File: chemical_informatics/scripts/deepchem_prediction.py</text:p>
      <text:p text:style-name="Standard"/>
      <text:p text:style-name="Standard">python</text:p>
      <text:p text:style-name="Standard"/>
      <text:p text:style-name="Standard"># Script for DeepChem model training and prediction</text:p>
      <text:p text:style-name="Standard">import deepchem as dc</text:p>
      <text:p text:style-name="Standard">import numpy as np</text:p>
      <text:p text:style-name="Standard">import h5py</text:p>
      <text:p text:style-name="Standard"><text:soft-page-break/></text:p>
      <text:p text:style-name="Standard">def load_data_from_hdf5(hdf5_file):</text:p>
      <text:p text:style-name="Standard"><text:s text:c="4"/>with h5py.File(hdf5_file, 'r') as f:</text:p>
      <text:p text:style-name="Standard"><text:s text:c="8"/>weights = np.array(f['mol_weights'])</text:p>
      <text:p text:style-name="Standard"><text:s text:c="4"/>return weights</text:p>
      <text:p text:style-name="Standard"/>
      <text:p text:style-name="Standard">def train_predict_model(data):</text:p>
      <text:p text:style-name="Standard"><text:s text:c="4"/>dataset = dc.data.NumpyDataset(X=data.reshape(-1, 1))</text:p>
      <text:p text:style-name="Standard"><text:s text:c="4"/>model = dc.models.GraphConvModel(n_tasks=1, mode='regression')</text:p>
      <text:p text:style-name="Standard"><text:s text:c="4"/>model.fit(dataset)</text:p>
      <text:p text:style-name="Standard"><text:s text:c="4"/>predictions = model.predict(dataset)</text:p>
      <text:p text:style-name="Standard"><text:s text:c="4"/>return predictions</text:p>
      <text:p text:style-name="Standard"/>
      <text:p text:style-name="Standard">if __name__ == "__main__":</text:p>
      <text:p text:style-name="Standard"><text:s text:c="4"/>data = load_data_from_hdf5('../data/chemical_data.h5')</text:p>
      <text:p text:style-name="Standard"><text:s text:c="4"/>predictions = train_predict_model(data)</text:p>
      <text:p text:style-name="Standard"><text:s text:c="4"/>print("Predictions:", predictions)</text:p>
      <text:p text:style-name="Standard"/>
      <text:p text:style-name="Standard">Workflow 2: Genomic Informatics Workflow</text:p>
      <text:p text:style-name="Standard">File: genomic_informatics/scripts/tcga_assembler_integration.py</text:p>
      <text:p text:style-name="Standard"/>
      <text:p text:style-name="Standard">bash</text:p>
      <text:p text:style-name="Standard"/>
      <text:p text:style-name="Standard"># Clone TCGA-Assembler-2 and download LUAD data</text:p>
      <text:p text:style-name="Standard">!git clone https://github.com/compgenomics/TCGA-Assembler-2.git</text:p>
      <text:p text:style-name="Standard">!python TCGA-Assembler-2/Module1_DownloadData.py "LUAD"</text:p>
      <text:p text:style-name="Standard"/>
      <text:p text:style-name="Standard">File: genomic_informatics/scripts/biopython_sequence_analysis.py</text:p>
      <text:p text:style-name="Standard"/>
      <text:p text:style-name="Standard">python</text:p>
      <text:p text:style-name="Standard"/>
      <text:p text:style-name="Standard"># Script for Biopython sequence analysis</text:p>
      <text:p text:style-name="Standard">from Bio import SeqIO</text:p>
      <text:p text:style-name="Standard"/>
      <text:p text:style-name="Standard">def parse_sequences(fasta_file):</text:p>
      <text:p text:style-name="Standard"><text:s text:c="4"/>for record in SeqIO.parse(fasta_file, "fasta"):</text:p>
      <text:p text:style-name="Standard"><text:s text:c="8"/>print(f"ID: {record.id}")</text:p>
      <text:p text:style-name="Standard"><text:s text:c="8"/>print(f"Sequence: {record.seq}")</text:p>
      <text:p text:style-name="Standard"/>
      <text:p text:style-name="Standard">if __name__ == "__main__":</text:p>
      <text:p text:style-name="Standard"><text:s text:c="4"/>parse_sequences('../data/cancer_sequences.fasta')</text:p>
      <text:p text:style-name="Standard"/>
      <text:p text:style-name="Standard">File: genomic_informatics/scripts/scikit_allel_variant_analysis.py</text:p>
      <text:p text:style-name="Standard"/>
      <text:p text:style-name="Standard">python</text:p>
      <text:p text:style-name="Standard"/>
      <text:p text:style-name="Standard"># Script for scikit-allel variant analysis</text:p>
      <text:p text:style-name="Standard">import allel</text:p>
      <text:p text:style-name="Standard"/>
      <text:p text:style-name="Standard"><text:soft-page-break/>def analyze_variants(vcf_file):</text:p>
      <text:p text:style-name="Standard"><text:s text:c="4"/>callset = allel.read_vcf(vcf_file)</text:p>
      <text:p text:style-name="Standard"><text:s text:c="4"/>allele_counts = callset['calldata/GT']</text:p>
      <text:p text:style-name="Standard"><text:s text:c="4"/>freqs = allel.GenotypeArray(allele_counts).to_allele_counts().to_frequencies()</text:p>
      <text:p text:style-name="Standard"><text:s text:c="4"/>print("Allele Frequencies:", freqs)</text:p>
      <text:p text:style-name="Standard"><text:s text:c="4"/></text:p>
      <text:p text:style-name="Standard"><text:s text:c="4"/>high_freq_variants = [variant for variant, freq in zip(callset['variants/ID'], freqs) if freq[1] &gt; 0.5]</text:p>
      <text:p text:style-name="Standard"><text:s text:c="4"/>print("High-frequency variants:", high_freq_variants)</text:p>
      <text:p text:style-name="Standard"/>
      <text:p text:style-name="Standard">if __name__ == "__main__":</text:p>
      <text:p text:style-name="Standard"><text:s text:c="4"/>analyze_variants('../data/cancer_variants.vcf')</text:p>
      <text:p text:style-name="Standard"/>
      <text:p text:style-name="Standard">Example Code Execution from README</text:p>
      <text:p text:style-name="Standard"/>
      <text:p text:style-name="Standard"><text:s text:c="4"/>Chemical Informatics Workflow</text:p>
      <text:p text:style-name="Standard"/>
      <text:p text:style-name="Standard">bash</text:p>
      <text:p text:style-name="Standard"/>
      <text:p text:style-name="Standard"># Step 1: Fetch ChEMBL Data</text:p>
      <text:p text:style-name="Standard">python chemical_informatics/scripts/fetch_chembl_data.py</text:p>
      <text:p text:style-name="Standard"/>
      <text:p text:style-name="Standard"># Step 2: Process and store in HDF5</text:p>
      <text:p text:style-name="Standard">python chemical_informatics/scripts/rdkit_analysis.py</text:p>
      <text:p text:style-name="Standard"/>
      <text:p text:style-name="Standard"># Step 3: Run DeepChem predictions</text:p>
      <text:p text:style-name="Standard">python chemical_informatics/scripts/deepchem_prediction.py</text:p>
      <text:p text:style-name="Standard"/>
      <text:p text:style-name="Standard"><text:s text:c="4"/>Genomic Informatics Workflow</text:p>
      <text:p text:style-name="Standard"/>
      <text:p text:style-name="Standard">bash</text:p>
      <text:p text:style-name="Standard"/>
      <text:p text:style-name="Standard"># Step 1: Download data from TCGA using TCGA-Assembler-2</text:p>
      <text:p text:style-name="Standard">bash genomic_informatics/scripts/tcga_assembler_integration.sh</text:p>
      <text:p text:style-name="Standard"/>
      <text:p text:style-name="Standard"># Step 2: Sequence Analysis</text:p>
      <text:p text:style-name="Standard">python genomic_informatics/scripts/biopython_sequence_analysis.py</text:p>
      <text:p text:style-name="Standard"/>
      <text:p text:style-name="Standard"># Step 3: Variant Analysis</text:p>
      <text:p text:style-name="Standard">python genomic_informatics/scripts/scikit_allel_variant_analysis.py</text:p>
      <text:p text:style-name="Standard"/>
      <text:p text:style-name="Standard">Sample environment.yml</text:p>
      <text:p text:style-name="Standard"/>
      <text:p text:style-name="Standard">This file should be located in the config/ directory.</text:p>
      <text:p text:style-name="Standard"/>
      <text:p text:style-name="Standard">yaml</text:p>
      <text:p text:style-name="Standard"/>
      <text:p text:style-name="Standard">name: cbio_ml_pl_env</text:p>
      <text:p text:style-name="Standard">channels:</text:p>
      <text:p text:style-name="Standard"><text:s text:c="2"/>- conda-forge</text:p>
      <text:p text:style-name="Standard"><text:soft-page-break/>dependencies:</text:p>
      <text:p text:style-name="Standard"><text:s text:c="2"/>- python=3.8</text:p>
      <text:p text:style-name="Standard"><text:s text:c="2"/>- pandas</text:p>
      <text:p text:style-name="Standard"><text:s text:c="2"/>- requests</text:p>
      <text:p text:style-name="Standard"><text:s text:c="2"/>- scikit-learn</text:p>
      <text:p text:style-name="Standard"><text:s text:c="2"/>- pytest</text:p>
      <text:p text:style-name="Standard"><text:s text:c="2"/>- h5py</text:p>
      <text:p text:style-name="Standard"><text:s text:c="2"/>- rdkit</text:p>
      <text:p text:style-name="Standard"><text:s text:c="2"/>- zarr</text:p>
      <text:p text:style-name="Standard"><text:s text:c="2"/>- biopython</text:p>
      <text:p text:style-name="Standard"><text:s text:c="2"/>- scikit-allel</text:p>
      <text:p text:style-name="Standard"><text:s text:c="2"/>- pymongo</text:p>
      <text:p text:style-name="Standard"><text:s text:c="2"/>- openbabel</text:p>
      <text:p text:style-name="Standard"><text:s text:c="2"/>- pip:</text:p>
      <text:p text:style-name="Standard"><text:s text:c="4"/>- deepchem</text:p>
      <text:p text:style-name="Standard">- chembl-webresource-client</text:p>
      <text:p text:style-name="Standard"/>
      <text:p text:style-name="Standard"/>
      <text:h text:style-name="Heading_20_3" text:outline-level="3">Step-by-Step Guide to Integrate R Packages in Conda Environment YAML</text:h>
      <text:list text:style-name="L2">
        <text:list-item>
          <text:p text:style-name="P4"><text:span text:style-name="Strong_20_Emphasis">Specify R and Bioconductor packages</text:span> in your environment YAML file, along with Python, rpy2, and any other dependencies.</text:p>
        </text:list-item>
        <text:list-item>
          <text:p text:style-name="P4"><text:span text:style-name="Strong_20_Emphasis">Install packages directly</text:span> via conda channels (usually <text:span text:style-name="Source_20_Text">conda-forge</text:span> or <text:span text:style-name="Source_20_Text">bioconda</text:span>). If direct installation isn’t possible, include an R script to complete the installation.</text:p>
        </text:list-item>
      </text:list>
      <text:p text:style-name="Text_20_body">Here’s how you can do it:</text:p>
      <text:h text:style-name="Heading_20_3" text:outline-level="3">1. Modify the <text:span text:style-name="Source_20_Text">environment.yml</text:span> File</text:h>
      <text:p text:style-name="Text_20_body">Add R, rpy2, and Bioconductor packages to your environment file to ensure automatic installation:</text:p>
      <text:p text:style-name="P1">yaml</text:p>
      <text:p text:style-name="Standard">yaml</text:p>
      <text:p text:style-name="Standard"/>
      <text:p text:style-name="Standard">name: bioinformatics_env <text:s/># Environment name</text:p>
      <text:p text:style-name="Standard">channels:</text:p>
      <text:p text:style-name="Standard"><text:s text:c="2"/>- conda-forge</text:p>
      <text:p text:style-name="Standard"><text:s text:c="2"/>- bioconda</text:p>
      <text:p text:style-name="Standard">dependencies:</text:p>
      <text:p text:style-name="Standard"><text:s text:c="2"/>- python=3.8</text:p>
      <text:p text:style-name="Standard"><text:s text:c="2"/>- r-base <text:s/># Installs standalone R</text:p>
      <text:p text:style-name="Standard"><text:s text:c="2"/>- r-essentials <text:s/># Core R packages</text:p>
      <text:p text:style-name="Standard"><text:s text:c="2"/>- r-devtools <text:s/># Required for Bioconductor package management</text:p>
      <text:p text:style-name="Standard"><text:s text:c="2"/>- r-rmarkdown <text:s/># For R Markdown (optional)</text:p>
      <text:p text:style-name="Standard"><text:s text:c="2"/>- rpy2 <text:s/># For Python-R interface</text:p>
      <text:p text:style-name="Standard"><text:s text:c="2"/>- bioconductor-deseq2 <text:s/># Direct install of DESeq2 from bioconda</text:p>
      <text:p text:style-name="Standard"><text:s text:c="2"/>- bioconductor-edger <text:s/># Direct install of edgeR from bioconda</text:p>
      <text:p text:style-name="Standard"/>
      <text:p text:style-name="Standard"><text:soft-page-break/><text:s text:c="2"/># Add other Python, R, or bioinformatics packages as needed</text:p>
      <text:p text:style-name="Standard"><text:s text:c="2"/>- pandas</text:p>
      <text:p text:style-name="Standard"><text:s text:c="2"/>- scikit-learn</text:p>
      <text:p text:style-name="Standard"><text:s text:c="2"/>- h5py</text:p>
      <text:p text:style-name="Standard"><text:s text:c="2"/>- numpy</text:p>
      <text:p text:style-name="Standard"/>
      <text:p text:style-name="Standard">2. Save the YAML File and Create the Conda Environment</text:p>
      <text:p text:style-name="Standard"/>
      <text:p text:style-name="Standard">With the environment.yml file ready, create your environment:</text:p>
      <text:p text:style-name="Standard"/>
      <text:p text:style-name="Standard">bash</text:p>
      <text:p text:style-name="Standard"/>
      <text:p text:style-name="Standard">conda env create -f environment.yml</text:p>
      <text:p text:style-name="Standard"/>
      <text:p text:style-name="Standard">This setup automatically installs R, rpy2, DESeq2, edgeR, and core R packages, as well as Python dependencies.</text:p>
      <text:p text:style-name="Standard">3. Verify and Use the Environment</text:p>
      <text:p text:style-name="Standard"/>
      <text:p text:style-name="Standard">Activate the environment to ensure everything is installed correctly:</text:p>
      <text:p text:style-name="Standard"/>
      <text:p text:style-name="Standard">bash</text:p>
      <text:p text:style-name="Standard"/>
      <text:p text:style-name="Standard">conda activate bioinformatics_env</text:p>
      <text:p text:style-name="Standard"/>
      <text:p text:style-name="Standard">Once activated, you can run R code or Python code that interfaces with R, and the specified R packages will be available within the environment. You don’t need RStudio—you can execute R scripts directly with R or Rscript from the command line, or use rpy2 for R-Python interoperability.</text:p>
      <text:p text:style-name="Standard">4. Optional: Add a Script for Additional R Installation (if needed)</text:p>
      <text:p text:style-name="Standard"/>
      <text:p text:style-name="Standard">If certain Bioconductor packages are missing or if you want to include custom installation commands, you can add an R script (e.g., install_r_packages.R) in your project to handle additional installs, especially for non-conda packages. You can run it post-install with:</text:p>
      <text:p text:style-name="Standard"/>
      <text:p text:style-name="Standard">r</text:p>
      <text:p text:style-name="Standard"/>
      <text:p text:style-name="Standard"># Example R script (install_r_packages.R)</text:p>
      <text:p text:style-name="Standard">if (!requireNamespace("BiocManager", quietly = TRUE))</text:p>
      <text:p text:style-name="Standard"><text:s text:c="4"/>install.packages("BiocManager")</text:p>
      <text:p text:style-name="Standard"/>
      <text:p text:style-name="Standard"># Install additional Bioconductor packages if needed</text:p>
      <text:p text:style-name="Standard">BiocManager::install(c("someOtherPackage"))</text:p>
      <text:p text:style-name="Standard"/>
      <text:p text:style-name="Standard">Run this within the environment:</text:p>
      <text:p text:style-name="Standard"/>
      <text:p text:style-name="Standard">bash</text:p>
      <text:p text:style-name="Standard"/>
      <text:p text:style-name="Standard">Rscript install_r_packages.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03:11:57.466000000</meta:creation-date>
    <dc:date>2024-10-28T03:46:15.164000000</dc:date>
    <meta:editing-duration>PT34M15S</meta:editing-duration>
    <meta:editing-cycles>6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279" meta:word-count="1803" meta:character-count="15887" meta:non-whitespace-character-count="13155"/>
  </office:meta>
</office:document-meta>
</file>